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oot@NHATMINHDELL:~$ cat /proc/sched_debug | grep systemd</text:p>
      <text:p text:style-name="Standard"><text:s text:c="3"/>systemd-udevd <text:s text:c="2"/>270 <text:s text:c="6"/>555.576033 <text:s text:c="6"/>581 <text:s text:c="2"/>120 <text:s text:c="8"/>0.000000 <text:s text:c="6"/>413.764349 <text:s text:c="8"/>0.000000 0 0<text:s/>/autogroup-11</text:p>
      <text:p text:style-name="Standard"><text:s text:c="9"/>systemd <text:s text:c="2"/>982 <text:s text:c="7"/>14.813874 <text:s text:c="7"/>16 <text:s text:c="2"/>120 <text:s text:c="8"/>0.000000 <text:s text:c="7"/>16.143761 <text:s text:c="8"/>0.000000 0 0 /autogroup-74</text:p>
      <text:p text:style-name="Standard"><text:s text:c="9"/>systemd <text:s text:c="4"/>1 <text:s text:c="6"/>219.012675 <text:s text:c="5"/>1561 <text:s text:c="2"/>120 <text:s text:c="8"/>0.000000 <text:s text:c="5"/>1125.501466 <text:s text:c="8"/>0.000000 0 0 /autogroup-2</text:p>
      <text:p text:style-name="Standard"><text:s text:c="2"/>systemd-logind <text:s text:c="2"/>855 <text:s text:c="7"/>25.468137 <text:s text:c="6"/>313 <text:s text:c="2"/>120 <text:s text:c="8"/>0.000000 <text:s text:c="6"/>132.319862 <text:s text:c="8"/>0.000000 0 0 /autogroup-60</text:p>
      <text:p text:style-name="Standard"><text:s/>systemd-journal <text:s text:c="2"/>255 <text:s text:c="7"/>62.743052 <text:s text:c="5"/>1074 <text:s text:c="2"/>120 <text:s text:c="8"/>0.000000 <text:s text:c="6"/>270.333394 <text:s text:c="8"/>0.000000 0 0 /autogroup-9</text:p>
      <text:p text:style-name="Standard"><text:s/>systemd-timesyn <text:s text:c="2"/>404 <text:s text:c="8"/>2.465870 <text:s text:c="7"/>60 <text:s text:c="2"/>120 <text:s text:c="8"/>0.000000 <text:s text:c="7"/>11.565297 <text:s text:c="8"/>0.000000 0 0 /autogroup-30</text:p>
      <text:p text:style-name="Standard">root@NHATMINHDELL:~$ cat /proc/1/sched</text:p>
      <text:p text:style-name="Standard">systemd (1, #threads: 1)</text:p>
      <text:p text:style-name="Standard">-------------------------------------------------------------------</text:p>
      <text:p text:style-name="Standard">se.exec_start <text:s text:c="31"/>: <text:s text:c="6"/>2867640.533799</text:p>
      <text:p text:style-name="Standard">se.vruntime <text:s text:c="33"/>: <text:s text:c="10"/>345.129763</text:p>
      <text:p text:style-name="Standard">se.sum_exec_runtime <text:s text:c="25"/>: <text:s text:c="9"/>1155.392898</text:p>
      <text:p text:style-name="Standard">se.nr_migrations <text:s text:c="21"/><text:s text:c="7"/>: <text:s text:c="17"/>186</text:p>
      <text:p text:style-name="Standard">nr_switches <text:s text:c="33"/>: <text:s text:c="16"/>1612</text:p>
      <text:p text:style-name="Standard">nr_voluntary_switches <text:s text:c="23"/>: <text:s text:c="16"/>1245</text:p>
      <text:p text:style-name="Standard">nr_involuntary_switches <text:s text:c="21"/>: <text:s text:c="17"/>367</text:p>
      <text:p text:style-name="Standard">se.load.weight <text:s text:c="7"/><text:s text:c="23"/>: <text:s text:c="13"/>1048576</text:p>
      <text:p text:style-name="Standard">se.avg.load_sum <text:s text:c="29"/>: <text:s text:c="13"/>2612032</text:p>
      <text:p text:style-name="Standard">se.avg.util_sum <text:s text:c="29"/>: <text:s text:c="13"/>2612032</text:p>
      <text:p text:style-name="Standard">se.avg.load_avg <text:s text:c="29"/>: <text:s text:c="18"/>54</text:p>
      <text:p text:style-name="Standard">se.avg.util_avg <text:s text:c="29"/>: <text:s text:c="18"/>54</text:p>
      <text:p text:style-name="Standard">se.avg.last_update_time <text:s text:c="21"/>: <text:s text:c="7"/>2867640533799</text:p>
      <text:p text:style-name="Standard">policy <text:s text:c="38"/>: <text:s text:c="19"/>0</text:p>
      <text:p text:style-name="Standard">prio <text:s text:c="40"/>: <text:s text:c="5"/><text:s text:c="12"/>120</text:p>
      <text:p text:style-name="Standard">clock-delta <text:s text:c="33"/>: <text:s text:c="18"/>70</text:p>
      <text:p text:style-name="Standard">mm-&gt;numa_scan_seq <text:s text:c="27"/>: <text:s text:c="19"/>0</text:p>
      <text:p text:style-name="Standard">numa_pages_migrated <text:s text:c="25"/>: <text:s text:c="19"/>0</text:p>
      <text:p text:style-name="Standard">numa_preferred_nid <text:s text:c="17"/><text:s text:c="9"/>: <text:s text:c="18"/>-1</text:p>
      <text:p text:style-name="Standard">total_numa_faults <text:s text:c="27"/>: <text:s text:c="19"/>0</text:p>
      <text:p text:style-name="Standard">current_node=0, numa_group_id=0</text:p>
      <text:p text:style-name="Standard">numa_faults node=0 task_private=0 task_shared=0 group_private=0 group_shared=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g Nhat Minh</dc:creator>
    <meta:creation-date>2018-01-18T15:38:00Z</meta:creation-date>
    <dc:date>2018-01-18T09:27:00Z</dc:date>
    <meta:template xlink:href="Normal" xlink:type="simple"/>
    <meta:editing-cycles>2</meta:editing-cycles>
    <meta:editing-duration>PT240S</meta:editing-duration>
    <meta:document-statistic meta:page-count="1" meta:paragraph-count="4" meta:word-count="359" meta:character-count="2405" meta:row-count="17" meta:non-whitespace-character-count="2050"/>
  </office:meta>
</office:document-meta>
</file>